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12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184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3-07_24-23-01_000.jpg</text:p>
          </table:table-cell>
          <table:table-cell office:value-type="string">
            <text:p>:m 記録 / 身体　左太もも　内側 / アトピー / 状況　夜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3-07_24-21-27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3-07_24-10-07_01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3-07_24-10-07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3-07_24-10-07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3-07_24-10-07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3-07_24-10-07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3-07_13-00-01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3-07_12-58-01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3-07_12-56-14_000.jpg</text:p>
          </table:table-cell>
          <table:table-cell office:value-type="string">
            <text:p>:m other / 手順　支度 steps / 朝食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3-07_12-39-17_000.jpg</text:p>
          </table:table-cell>
          <table:table-cell office:value-type="string">
            <text:p>:tome <text:s/>/ 愛しているものをやろう　⇒　それだけを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3-07_12-39-09_000.jpg</text:p>
          </table:table-cell>
          <table:table-cell office:value-type="string">
            <text:p>:m :? / 長時間の睡眠　⇒　脳は何をやっている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3-07_12-38-57_000.jpg</text:p>
          </table:table-cell>
          <table:table-cell office:value-type="string">
            <text:p>:tome <text:s/>/ 得意なこと以外　⇒　やらない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3-07_12-38-34_000.jpg</text:p>
          </table:table-cell>
          <table:table-cell office:value-type="string">
            <text:p>:m other / ソーテック　話す原稿　仕事を辞めさせて頂きたい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3-07_12-38-29_000.jpg</text:p>
          </table:table-cell>
          <table:table-cell office:value-type="string">
            <text:p>:m :th / 悟り / 喜びは　⇒　こしらえること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3-07_12-30-0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3-07_12-30-0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3-07_12-29-5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3-07_12-29-5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3-07_12-29-5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3-07_11-53-57_000.jpg</text:p>
          </table:table-cell>
          <table:table-cell office:value-type="string">
            <text:p>:m :PHOTO 起きた時刻 / 20170307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3-07_04-13-07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017-03-07_02-03-36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3-06_20-41-10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3-06_18-28-46_000.jpg</text:p>
          </table:table-cell>
          <table:table-cell office:value-type="string">
            <text:p>:lets / action activity / 複素解析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3-06_15-42-52_000.jpg</text:p>
          </table:table-cell>
          <table:table-cell table:style-name="ce4" office:value-type="string">
            <text:p>:m other / ソーテック / 製品 / 計測機 / 発信機　NF / 電圧　設定済画面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017-03-06_07-14-07_000.jpg</text:p>
          </table:table-cell>
          <table:table-cell table:style-name="ce3" office:value-type="string">
            <text:p>-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2017-03-06_06-36-10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2017-03-06_06-36-07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2017-03-06_06-36-05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2017-03-06_06-35-47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2017-03-06_06-35-46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2017-03-06_06-35-43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2017-03-06_06-35-42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2017-03-06_06-35-26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2017-03-06_06-35-24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2017-03-06_06-35-22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2017-03-06_06-35-21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3-06_05-40-07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3-06_05-40-07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2017-03-06_05-40-07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2017-03-06_05-40-07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3-06_05-40-07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2017-03-06_05-22-27_000.jpg</text:p>
          </table:table-cell>
          <table:table-cell table:style-name="ce4" office:value-type="string">
            <text:p>:m other / ソーテック / 弁当　完成したところ / 汁をジップロックに入れた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3-06_03-40-36_008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3-06_03-40-36_002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3-06_03-40-36_001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3-05_22-36-51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3-05_22-16-14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3-05_21-55-36_01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3-05_21-55-36_01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2017-03-05_21-55-36_01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2017-03-05_21-55-36_01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2017-03-05_21-55-36_01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3-05_21-07-23_000.jpg</text:p>
          </table:table-cell>
          <table:table-cell table:style-name="ce3" office:value-type="string">
            <text:p>-*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2017-03-05_21-04-23_000.jpg</text:p>
          </table:table-cell>
          <table:table-cell table:style-name="ce3" office:value-type="string">
            <text:p>:PHOTO 面白いもの / @自室 / 洗濯物用のカゴ　蛍光灯の光がつくる影　模様</text:p>
          </table:table-cell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2017-03-05_21-04-15_000.jpg</text:p>
          </table:table-cell>
          <table:table-cell table:style-name="ce3" office:value-type="string">
            <text:p>:PHOTO 面白いもの / @自室 / 洗濯物用のカゴ　蛍光灯の光がつくる影　模様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3-05_20-19-54_000.jpg</text:p>
          </table:table-cell>
          <table:table-cell office:value-type="string">
            <text:p>:m 食べた物　サプリ /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3-05_19-45-1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017-03-05_18-29-48_000.jpg</text:p>
          </table:table-cell>
          <table:table-cell table:style-name="ce3" office:value-type="string">
            <text:p>-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017-03-05_18-23-46_000.jpg</text:p>
          </table:table-cell>
          <table:table-cell office:value-type="string">
            <text:p>:m music / log / kb / done / N+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7-03-05_17-45-34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2017-03-05_17-25-59_000.jpg</text:p>
          </table:table-cell>
          <table:table-cell office:value-type="string">
            <text:p>:m 1*1 other / コレポン / to.塚さん / 危険物、他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2017-03-05_16-46-36_010.jpg</text:p>
          </table:table-cell>
          <table:table-cell office:value-type="string">
            <text:p>:m other / ソーテック / レビューログ / 20170223-0301</text:p>
          </table:table-cell>
        </table:table-row>
        <table:table-row table:style-name="ro6">
          <table:table-cell office:value-type="float" office:value="65">
            <text:p>65</text:p>
          </table:table-cell>
          <table:table-cell office:value-type="string">
            <text:p>2017-03-05_16-35-52_000.jpg</text:p>
          </table:table-cell>
          <table:table-cell table:style-name="ce4" office:value-type="string">
            <text:p>:m other / ソーテック / 修理メモ 原初版　/ M-2 / 3*3 20170307_152545</text:p>
          </table:table-cell>
        </table:table-row>
        <table:table-row table:style-name="ro6">
          <table:table-cell office:value-type="float" office:value="66">
            <text:p>66</text:p>
          </table:table-cell>
          <table:table-cell office:value-type="string">
            <text:p>2017-03-05_16-35-39_000.jpg</text:p>
          </table:table-cell>
          <table:table-cell table:style-name="ce4" office:value-type="string">
            <text:p>:m other / ソーテック / 修理メモ 原初版　/ M-2 / 1-2*3 20170307_152545</text:p>
          </table:table-cell>
        </table:table-row>
        <table:table-row table:style-name="ro6">
          <table:table-cell office:value-type="float" office:value="67">
            <text:p>67</text:p>
          </table:table-cell>
          <table:table-cell office:value-type="string">
            <text:p>2017-03-05_16-06-06_000.jpg</text:p>
          </table:table-cell>
          <table:table-cell table:style-name="ce4" office:value-type="string">
            <text:p>:m other / ソーテック / 修理メモ 原初版　/ M-1 / 9-10*10 20170307_152545</text:p>
          </table:table-cell>
        </table:table-row>
        <table:table-row table:style-name="ro6">
          <table:table-cell office:value-type="float" office:value="68">
            <text:p>68</text:p>
          </table:table-cell>
          <table:table-cell office:value-type="string">
            <text:p>2017-03-05_16-05-50_000.jpg</text:p>
          </table:table-cell>
          <table:table-cell table:style-name="ce4" office:value-type="string">
            <text:p>:m other / ソーテック / 修理メモ 原初版　/ M-1 / 7-8*10 20170307_152545</text:p>
          </table:table-cell>
        </table:table-row>
        <table:table-row table:style-name="ro6">
          <table:table-cell office:value-type="float" office:value="69">
            <text:p>69</text:p>
          </table:table-cell>
          <table:table-cell office:value-type="string">
            <text:p>2017-03-05_16-05-37_000.jpg</text:p>
          </table:table-cell>
          <table:table-cell table:style-name="ce4" office:value-type="string">
            <text:p>:m other / ソーテック / 修理メモ 原初版　/ M-1 / 5-6*10 20170307_152545</text:p>
          </table:table-cell>
        </table:table-row>
        <table:table-row table:style-name="ro6">
          <table:table-cell office:value-type="float" office:value="70">
            <text:p>70</text:p>
          </table:table-cell>
          <table:table-cell office:value-type="string">
            <text:p>2017-03-05_16-05-25_000.jpg</text:p>
          </table:table-cell>
          <table:table-cell table:style-name="ce4" office:value-type="string">
            <text:p>:m other / ソーテック / 修理メモ 原初版　/ M-1 / 3-4*10 20170307_152545</text:p>
          </table:table-cell>
        </table:table-row>
        <table:table-row table:style-name="ro6">
          <table:table-cell office:value-type="float" office:value="71">
            <text:p>71</text:p>
          </table:table-cell>
          <table:table-cell office:value-type="string">
            <text:p>2017-03-05_16-05-12_000.jpg</text:p>
          </table:table-cell>
          <table:table-cell table:style-name="ce4" office:value-type="string">
            <text:p>:m other / ソーテック / 修理メモ 原初版　/ M-1 / 1-2*10 20170307_152545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2017-03-05_13-36-00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3-05_13-29-29_000.jpg</text:p>
          </table:table-cell>
          <table:table-cell office:value-type="string">
            <text:p>:tome <text:s/>/ S&amp;E　アート　マネー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2017-03-05_13-29-12_000.jpg</text:p>
          </table:table-cell>
          <table:table-cell office:value-type="string">
            <text:p>:m 1*1 RES / free# 45M6AW 2#1 / 比較宗教学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2017-03-05_12-35-36_009.jpg</text:p>
          </table:table-cell>
          <table:table-cell office:value-type="string">
            <text:p>:m 食べた物　サプリ /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7-03-05_11-22-22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2017-03-05_10-54-36_007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17-03-05_10-54-36_006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2017-03-05_10-54-36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2017-03-05_10-54-36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2017-03-05_10-54-36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2017-03-05_03-05-13_001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2017-03-05_03-05-13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2017-03-04_23-17-14_009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2017-03-04_23-17-14_008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2017-03-04_23-17-14_007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2017-03-04_23-17-13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017-03-04_23-16-14_00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2017-03-04_21-08-50_000.jpg</text:p>
          </table:table-cell>
          <table:table-cell office:value-type="string">
            <text:p>:m 食べた物　サプリ /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2017-03-04_20-27-22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2017-03-04_20-02-48_000.jpg</text:p>
          </table:table-cell>
          <table:table-cell office:value-type="string">
            <text:p>:m 電気工事士２種 / 4#1 1*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2017-03-04_18-28-54_000.jpg</text:p>
          </table:table-cell>
          <table:table-cell office:value-type="string">
            <text:p>:m music / log / kb / done / N+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2017-03-04_18-28-36_000.jpg</text:p>
          </table:table-cell>
          <table:table-cell office:value-type="string">
            <text:p>:m music / 楽譜メモ / kb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2017-03-04_09-08-58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2017-03-04_09-08-55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2017-03-04_09-08-52_000.jpg</text:p>
          </table:table-cell>
          <table:table-cell table:style-name="ce3" office:value-type="string">
            <text:p>:PHOTO 記録 / @富士見台小学校横の公園　遊び場　工事中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2017-03-04_08-35-14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2017-03-04_08-35-14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2017-03-04_08-35-14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2017-03-04_08-35-14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2017-03-04_08-35-14_001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2017-03-04_08-02-46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2017-03-04_02-01-54_005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2017-03-03_23-54-09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2017-03-03_23-48-54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2017-03-03_23-48-54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2017-03-03_23-48-54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2017-03-03_23-48-54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2017-03-03_23-48-54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2017-03-03_23-37-24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2017-03-03_22-41-29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2017-03-03_22-12-51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2017-03-03_20-50-31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2017-03-03_20-26-31_000.jpg</text:p>
          </table:table-cell>
          <table:table-cell table:style-name="ce3" office:value-type="string">
            <text:p>-*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7-03-03_18-03-14_000.jpg</text:p>
          </table:table-cell>
          <table:table-cell office:value-type="string">
            <text:p>:m music / log / kb / done / N+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2017-03-03_17-01-40_000.jpg</text:p>
          </table:table-cell>
          <table:table-cell table:style-name="ce3" office:value-type="string">
            <text:p>-*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2017-03-03_14-25-41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2017-03-03_14-17-57_000.jpg</text:p>
          </table:table-cell>
          <table:table-cell table:style-name="ce3" office:value-type="string">
            <text:p>-*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2017/03/07</text:date>, <text:time>15:38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7T15:38:26.22</dc:date>
    <dc:creator>岩淵 謙</dc:creator>
    <meta:generator>OpenOffice/4.1.3$Win32 OpenOffice.org_project/413m1$Build-9783</meta:generator>
    <meta:editing-duration>PT1H19M23S</meta:editing-duration>
    <meta:editing-cycles>41</meta:editing-cycles>
    <meta:document-statistic meta:table-count="1" meta:cell-count="357" meta:object-count="0"/>
  </office:meta>
</office:document-meta>
</file>